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4.10633333333333cm"/>
    </style:style>
    <style:style style:name="co3" style:family="table-column">
      <style:table-column-properties fo:break-before="auto" style:column-width="13.6736666666667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44.4pt" style:use-optimal-row-height="false" fo:break-before="auto"/>
    </style:style>
    <style:style style:name="ro3" style:family="table-row">
      <style:table-row-properties style:row-height="41.4pt" style:use-optimal-row-height="true" fo:break-before="auto"/>
    </style:style>
    <style:style style:name="ro4" style:family="table-row">
      <style:table-row-properties style:row-height="27.6pt" style:use-optimal-row-height="true" fo:break-before="auto"/>
    </style:style>
    <style:style style:name="ro5" style:family="table-row">
      <style:table-row-properties style:row-height="69pt" style:use-optimal-row-height="true" fo:break-before="auto"/>
    </style:style>
    <style:style style:name="ro6" style:family="table-row">
      <style:table-row-properties style:row-height="55.2pt" style:use-optimal-row-height="true" fo:break-before="auto"/>
    </style:style>
    <style:style style:name="ro7" style:family="table-row">
      <style:table-row-properties style:row-height="110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Feature types</text:p>
          </table:table-cell>
          <table:table-cell table:number-columns-repeated="16381"/>
        </table:table-row>
        <table:table-row table:style-name="ro2">
          <table:table-cell/>
          <table:table-cell office:value-type="string" table:number-columns-spanned="1" table:number-rows-spanned="7" table:style-name="ce2">
            <text:p>count/ratio</text:p>
          </table:table-cell>
          <table:table-cell office:value-type="string" table:style-name="ce3">
            <text:p><text:span text:style-name="T2">overall action count/ratio</text:span><text:span text:style-name="T2"/></text:p>
            <text:p>Action counts: number of click, add-to-cart, buy,...</text:p>
            <text:p>Action ratios: number of click, add-to-cart, buy,… over total actions over a period</text:p>
          </table:table-cell>
          <table:table-cell table:number-columns-repeated="16381"/>
        </table:table-row>
        <table:table-row table:style-name="ro3">
          <table:table-cell/>
          <table:covered-table-cell/>
          <table:table-cell office:value-type="string" table:style-name="ce3">
            <text:p><text:span text:style-name="T2">overall date count/ratio</text:span></text:p>
            <text:p>Number of day per type of actions</text:p>
            <text:p>Number of day per type of actions over a period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3">
            <text:p><text:span text:style-name="T2">monthly action count/ratio</text:span><text:span text:style-name="T2"/></text:p>
            <text:p>Just like overall but by month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4">
            <text:p><text:span text:style-name="T2">weekly action count/ratio</text:span><text:span text:style-name="T2"/></text:p>
            <text:p>Just like overall but by week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4">
            <text:p><text:span text:style-name="T2">timely action count/ratio</text:span><text:span text:style-name="T2"/></text:p>
            <text:p>Just like overall but by time period (morning, evening,…)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3">
            <text:p><text:span text:style-name="T2">product diversity</text:span><text:span text:style-name="T2"/></text:p>
            <text:p>Number of unique product/brand/cate user click, add-to-cart, purchase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3">
            <text:p><text:span text:style-name="T2">penetration</text:span><text:span text:style-name="T2"/></text:p>
            <text:p>Number of buying</text:p>
          </table:table-cell>
          <table:table-cell table:number-columns-repeated="16381"/>
        </table:table-row>
        <table:table-row table:style-name="ro5">
          <table:table-cell/>
          <table:table-cell office:value-type="string" table:number-columns-spanned="1" table:number-rows-spanned="3" table:style-name="ce2">
            <text:p>aggregation</text:p>
          </table:table-cell>
          <table:table-cell office:value-type="string" table:style-name="ce3">
            <text:p><text:span text:style-name="T2">monthly aggregation</text:span><text:span text:style-name="T2"/></text:p>
            <text:p>mean, standard devi-</text:p>
            <text:p>ation, max and median of monthly action counts, monthly</text:p>
            <text:p>day counts, monthly product diversity counts and monthly</text:p>
            <text:p>penetration counts, per<text:s/><text:span text:style-name="T2">month</text:span></text:p>
          </table:table-cell>
          <table:table-cell table:number-columns-repeated="16381"/>
        </table:table-row>
        <table:table-row table:style-name="ro5">
          <table:table-cell/>
          <table:covered-table-cell/>
          <table:table-cell office:value-type="string" table:style-name="ce3">
            <text:p><text:span text:style-name="T2">merchant aggregation</text:span><text:span text:style-name="T2"/></text:p>
            <text:p>mean, standard devi-</text:p>
            <text:p>ation, max and median of monthly action counts, monthly</text:p>
            <text:p>day counts, monthly product diversity counts and monthly</text:p>
            <text:p>penetration counts, per merchant</text:p>
          </table:table-cell>
          <table:table-cell table:number-columns-repeated="16381"/>
        </table:table-row>
        <table:table-row table:style-name="ro5">
          <table:table-cell/>
          <table:covered-table-cell/>
          <table:table-cell office:value-type="string" table:style-name="ce3">
            <text:p><text:span text:style-name="T2">user aggregation</text:span><text:span text:style-name="T2"/></text:p>
            <text:p>mean, standard devi-</text:p>
            <text:p>ation, max and median of monthly action counts, monthly</text:p>
            <text:p>day counts, monthly product diversity counts and monthly</text:p>
            <text:p>penetration counts, per user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3" table:style-name="ce2">
            <text:p>recent activity</text:p>
          </table:table-cell>
          <table:table-cell office:value-type="string" table:style-name="ce3">
            <text:p>Double 11 feature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3">
            <text:p>latest one-week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3">
            <text:p>latest one-month</text:p>
          </table:table-cell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6" table:style-name="ce2">
            <text:p>Complex features</text:p>
          </table:table-cell>
          <table:table-cell office:value-type="string" table:style-name="ce3">
            <text:p>trend</text:p>
          </table:table-cell>
          <table:table-cell table:number-columns-repeated="16381"/>
        </table:table-row>
        <table:table-row table:style-name="ro6">
          <table:table-cell/>
          <table:covered-table-cell/>
          <table:table-cell office:value-type="string" table:style-name="ce3">
            <text:p><text:span text:style-name="T2">repeat buyer features (merchant, product, brand)</text:span><text:span text:style-name="T2"/></text:p>
            <text:p>Repeat buyer number of a mer-</text:p>
            <text:p>chant is defined as the number of users, who bought on</text:p>
            <text:p>at least two different days from the merchant.</text:p>
          </table:table-cell>
          <table:table-cell table:number-columns-repeated="16381"/>
        </table:table-row>
        <table:table-row table:style-name="ro7">
          <table:table-cell/>
          <table:covered-table-cell/>
          <table:table-cell office:value-type="string" table:style-name="ce3">
            <text:p><text:span text:style-name="T2">market share</text:span><text:span text:style-name="T2"/></text:p>
            <text:p>1) merchant’s market share on the brand = N M B /N B</text:p>
            <text:p>2) merchant’s user share on the brand = U M B /U B</text:p>
            <text:p>3) brand’s market share within the merchant = N M B /N M</text:p>
            <text:p>4) brand’s user share within the merchant = U M B /U M</text:p>
            <text:p>U M B as the number of users buying the brand from the merchant, U M the total number of buyers of the merchant, and U B the</text:p>
            <text:p>number of buyers of the brand from all the merchants.</text:p>
          </table:table-cell>
          <table:table-cell table:number-columns-repeated="16381"/>
        </table:table-row>
        <table:table-row table:style-name="ro4">
          <table:table-cell/>
          <table:covered-table-cell/>
          <table:table-cell office:value-type="string" table:style-name="ce3">
            <text:p>Similarity</text:p>
            <text:p/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3">
            <text:p>LDA features</text:p>
          </table:table-cell>
          <table:table-cell table:number-columns-repeated="16381"/>
        </table:table-row>
        <table:table-row table:style-name="ro1">
          <table:table-cell/>
          <table:covered-table-cell/>
          <table:table-cell office:value-type="string" table:style-name="ce3">
            <text:p>PCA features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Duy Truong</dc:creator>
    <meta:creation-date>2017-06-09T11:49:54Z</meta:creation-date>
    <dc:date>2017-06-11T14:11:50Z</dc:date>
    <meta:editing-cycles>1</meta:editing-cycles>
    <meta:editing-duration>PT385S</meta:editing-duration>
  </office:meta>
</office:document-meta>
</file>